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officeooo:paragraph-rsid="001f2e87"/>
    </style:style>
    <style:style style:name="T1" style:family="text">
      <style:text-properties style:font-name="DejaVu Sans"/>
    </style:style>
    <style:style style:name="T2" style:family="text">
      <style:text-properties style:font-name="DejaVu Sans" officeooo:rsid="0005d18f"/>
    </style:style>
    <style:style style:name="T3" style:family="text">
      <style:text-properties style:font-name="DejaVu Sans" officeooo:rsid="0011f669"/>
    </style:style>
    <style:style style:name="T4" style:family="text">
      <style:text-properties style:font-name="DejaVu Sans" officeooo:rsid="0011c3f7"/>
    </style:style>
    <style:style style:name="T5" style:family="text">
      <style:text-properties style:font-name="DejaVu Sans" fo:font-size="16pt" fo:font-weight="bold" style:font-size-asian="16pt" style:font-weight-asian="bold" style:font-size-complex="16pt" style:font-weight-complex="bold"/>
    </style:style>
    <style:style style:name="T6" style:family="text">
      <style:text-properties style:font-name="DejaVu Sans" fo:font-size="14pt" officeooo:rsid="001931c7"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5">El Debate</text:span><text:span text:style-name="T1"><text:line-break/><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el debate.<text:line-break/><text:line-break/>Había mucha gente brillante en Ananda Marga, especialmente en India y la organización de Anandamurti se convirtió en el enemigo del estado, tanto el 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text:span><text:soft-page-break/><text:span text:style-name="T1">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con helicópteros negros muy silenciosos. Unos años más tarde, Ananda Marga fue incluida en la lista de las diez principales organizaciones terroristas del FBI. Simplemente estábamos estupefactos. a.m. estaba allí arriba con el IRA y Al-Quaeda y Hamas, pero lo que tenía A.M. ¿Alguna vez se ha hecho en cuanto a la actividad terrorista? Claro, se enredaron en la India cuando intentaron defenderse del gobierno que los atacó violentamente, pero fueron los que siempre fueron masacrados y nunca masacraron a nadie.<text:line-break/></text:span><text:soft-page-break/><text:span text:style-name="T1"><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M. fue infiltrado por la CIA. Conozco a personas que vieron a Anandamurti realizar muchos “milagros” frente a muchas personas en A.M.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M. se infiltró y desintegró no porque fueran una organización terrorista, sino porque nunca 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recordar que la filosofía y las prácticas espirituales de Ananda Marga tienen un origen verdadero.<text:line-break/><text:line-break/></text:span><text:a xlink:type="simple" xlink:href="https://l.facebook.com/l.php?u=https%3A%2F%2Fwww.youtube.com%2Fembed%2FdVxilyDXKDs%3Ffbclid%3DIwAR0RHfJZ5vVusnICpXDuTedGcZAClKxlCpUfcE1UKH97EjWzBQb96jp5UEg&amp;h=AT15v7-1lavM-I8f3EFS5PvMmhh5Xz0o2oEjpIJKuOw8jkzfnPASEQaCcnPIi7In299XqRwyZDHMTuub8_trEJov3G8gkv0p3ambu18OxXkX3Oyx7hF7pMitqucrlx7l" office:target-frame-name="_blank" xlink:show="new" text:style-name="Internet_20_link" text:visited-style-name="Visited_20_Internet_20_Link"><text:span text:style-name="T1">https://www.youtube.com/embed/dVxilyDXKDs</text:span></text:a><text:span text:style-name="T1"><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text:span><text:soft-page-break/><text:span text:style-name="T1">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militar en el corazón.<text:line-break/><text:line-break/>Los aprendices se sometieron a un entrenamiento de rifle con un rifle de 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text:span><text:soft-page-break/><text:span text:style-name="T1">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Antes de esta casa, vivía en un rancho recluido en Colorado, donde un monje 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Anandamurti son de hecho cierto y probado, entonces van a vivir en el, tal vez en </text:span><text:soft-page-break/><text:span text:style-name="T1">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Estábamos bajo arresto domiciliario durante este tiempo y así podría empezar a ver cómo los criminales de Ananda Marga habían sido utilizados por el hermano mayor para dar paso a sus actividades criminales al siguiente nivel. La misma gente detrás de los contrabandistas se involucró en un acuerdo internacional de armas que fue controlado y controlado por agentes del MI 5 de Inglaterra.<text:line-break/><text:line-break/>Comencé a pensar en todas las complejidades y disonancia que toda esta </text:span><text:soft-page-break/><text:span text:style-name="T1">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line-break/>Creo que tenemos que cazar a Devashish y tener una conversación con él. Devashish hizo una broma conmigo solo un mes después de nuestro caso de la Corte Suprema de la India y la deportación a los estados unidos y me dijo, “has visto la cara nueva de Nirvananda todavía?, se ve genial con la cirugía plástica.” Yo le pregunté: “he visto a Nirvananda anteriormente?” Se rió y se fue.<text:line-break/><text:line-break/>El productor de este documental citó otro autor que considera que es probable que Kim Peter, o Nirvananda, fue ayudado y protegido por la CIA. El productor deja la pregunta abierta para el escrutinio. Algunas personas en Ananda Marga eran informantes de la CIA y los altos miembros de la organización sabían de esto. Kim Peter trabajó en América del Norte con una banda de monjes de Ananda Marga Él sigue siendo visto como un tipo de Robin HooDevashish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text:span></text:p>
      <text:p text:style-name="P1"/>
      <text:p text:style-name="P1"/>
      <text:p text:style-name="P2"><text:span text:style-name="T2">Suscribirse a mi lista del correo electrónico por mandar un correo a</text:span><text:span text:style-name="T3"> </text:span><text:a xlink:type="simple" xlink:href="mailto: enckwilliam@protonmail.com?subject=Subscribe" text:style-name="Internet_20_link" text:visited-style-name="Visited_20_Internet_20_Link"><text:span text:style-name="T4">enckwilliam@protonmail.com</text:span></text:a><text:span text:style-name="T1"><text:line-break/><text:line-break/><text:line-break/></text:span><text:a xlink:type="simple" xlink:href="https://mega.nz/folder/SdoxBAba#i0aGD1umAgKgi6zTagEmgg" text:style-name="Internet_20_link" text:visited-style-name="Visited_20_Internet_20_Link"><text:span text:style-name="T6"> </text:span></text:a><text:a xlink:type="simple" xlink:href="https://workdrive.zohoexternal.com/folder/ozop1d1dd3540879e463e8afd00a0e758ebf5" text:style-name="Internet_20_link" text:visited-style-name="Visited_20_Internet_20_Link"><text:span text:style-name="T6">Todos los libros y ensayo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6T07:15:16.045713688</meta:creation-date>
    <dc:date>2021-12-13T20:26:42.199476528</dc:date>
    <meta:editing-duration>PT14M54S</meta:editing-duration>
    <meta:editing-cycles>4</meta:editing-cycles>
    <meta:generator>LibreOffice/7.0.4.2$Linux_X86_64 LibreOffice_project/00$Build-2</meta:generator>
    <meta:document-statistic meta:table-count="0" meta:image-count="0" meta:object-count="0" meta:page-count="7" meta:paragraph-count="2" meta:word-count="3640" meta:character-count="22096" meta:non-whitespace-character-count="18429"/>
  </office:meta>
</office:document-meta>
</file>